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30000058A843326D3.png"/>
  <manifest:file-entry manifest:media-type="image/png" manifest:full-path="Pictures/1000020100000445000005899402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UBu_5f_Autoriza" style:master-page-name="autorizaTFG">
      <style:paragraph-properties style:page-number="auto"/>
    </style:style>
    <style:style style:name="P5" style:family="paragraph" style:parent-style-name="Standard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3" text:anchor-type="paragraph" svg:width="13cm" draw:z-index="0"><draw:text-box fo:min-height="0.499cm"><text:p text:style-name="P4"><text:span text:style-name="UBu_5f_gr"><text:span text:style-name="T2">D. </text:span></text:span><text:span text:style-name="UBu_5f_gr"><text:span text:style-name="T2"><text:user-defined style:data-style-name="N0" text:name="Tutor">Bruno Baruque Zanón</text:user-defined></text:span></text:span><text:span text:style-name="UBu_5f_gr"><text:span text:style-name="T2"> y D. </text:span></text:span><text:span text:style-name="UBu_5f_gr"><text:span text:style-name="T2"><text:user-defined style:data-style-name="N0" text:name="Tutor2">Angel Arroyo Puente</text:user-defined></text:span></text:span><text:span text:style-name="UBu_5f_gr"><text:span text:style-name="T2"> profesores del departamento de Ingeniería Civil, área de Lenguajes y Sistemas Informáticos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n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Nelson Páramo Valdivielso</text:initial-creator></text:span></text:span><text:span text:style-name="UBu_5f_gr"><text:span text:style-name="T2">, con DNI 71280380E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“</text:span></text:span><text:span text:style-name="UBu_5f_gr"><text:span text:style-name="T2"><text:title> Herramienta web dinámica para la captación, tratamiento y presentación de datos relacionados con la coyuntura económica de Burgos</text:title></text:span></text:span><text:span text:style-name="UBu_5f_gr"><text:span text:style-name="T2">“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/>3</text:span></text:span><text:span text:style-name="UBu_5f_gr"><text:span text:style-name="T2"> <text:s/>de </text:span></text:span><text:span text:style-name="UBu_5f_gr"><text:span text:style-name="T2"><text:user-defined style:data-style-name="N0" text:name="FechaEntrega">julio de 2017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Bruno Baruque Zanón</text:user-defined></text:span></text:span><text:span text:style-name="UBu_5f_gr"><text:span text:style-name="T2"> <text:s text:c="4"/></text:span></text:span><text:span text:style-name="UBu_5f_gr"><text:span text:style-name="T2"><text:user-defined style:data-style-name="N0" text:name="Tutor2">Angel Arroyo Puente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Páramo Valdivielso</meta:initial-creator>
    <meta:creation-date>2017-06-22T18:49:33.81</meta:creation-date>
    <meta:generator>OpenOffice/4.1.3$Win32 OpenOffice.org_project/413m1$Build-9783</meta:generator>
    <meta:editing-duration>PT2M21S</meta:editing-duration>
    <meta:editing-cycles>6</meta:editing-cycles>
    <dc:title> Herramienta web dinámica para la captación, tratamiento y presentación de datos relacionados con la coyuntura económica de Burgos</dc:title>
    <dc:subject>Trabajo final del GºIng.Informática</dc:subject>
    <dc:date>2017-06-30T14:17:37.33</dc:date>
    <dc:creator>Nelson Páramo Valdivielso</dc:creator>
    <meta:document-statistic meta:table-count="1" meta:image-count="2" meta:object-count="0" meta:page-count="2" meta:paragraph-count="11" meta:word-count="110" meta:character-count="708"/>
    <meta:user-defined meta:name="FechaEntrega">julio de 2017</meta:user-defined>
    <meta:user-defined meta:name="Tutor">Bruno Baruque Zanón</meta:user-defined>
    <meta:user-defined meta:name="Tutor2">Angel Arroyo Puente</meta:user-defined>
  </office:meta>
</office:document-meta>
</file>